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FreeMono" svg:font-family="FreeMono" style:font-adornments="Negra" style:font-family-generic="modern" style:font-pitch="fixed"/>
    <style:font-face style:name="FreeMono1" svg:font-family="FreeMono" style:font-family-generic="modern" style:font-pitch="fixed"/>
    <style:font-face style:name="FreeMono2" svg:font-family="FreeMono" style:font-adornments="Negra" style:font-family-generic="modern" style:font-pitch="variable"/>
    <style:font-face style:name="FreeMono3" svg:font-family="FreeMon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Noto Sans4" svg:font-family="'Noto Sans'" style:font-adornments="Ligera" style:font-pitch="variable"/>
    <style:font-face style:name="Noto Sans5" svg:font-family="'Noto Sans'" style:font-adornments="Negra" style:font-pitch="variable"/>
    <style:font-face style:name="Noto Sans6" svg:font-family="'Noto Sans'" style:font-adornments="Negr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88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3.336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c62828" loext:opacity="100%"/>
    </style:style>
    <style:style style:name="T1" style:family="text">
      <style:text-properties fo:font-size="27pt"/>
    </style:style>
    <style:style style:name="T2" style:family="text">
      <style:text-properties fo:color="#000000" loext:opacity="100%" style:font-name="FreeMono1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FreeMono1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ce93d8" loext:opacity="100%" style:font-name="FreeMono1" fo:font-size="18pt" fo:font-weight="bold" style:font-size-asian="18pt" style:font-name-complex="FreeMono1" style:font-size-complex="18pt" style:font-weight-complex="bold"/>
    </style:style>
    <style:style style:name="T7" style:family="text">
      <style:text-properties fo:color="#000000" loext:opacity="100%" style:font-name="FreeMono1" fo:font-size="18pt" style:font-size-asian="18pt" style:font-name-complex="FreeMono1" style:font-size-complex="18pt"/>
    </style:style>
    <style:style style:name="T8" style:family="text">
      <style:text-properties fo:color="#000000" loext:opacity="100%" style:font-name="FreeMono1" fo:font-size="18pt" fo:font-weight="normal" style:font-size-asian="18pt" style:font-weight-asian="normal" style:font-name-complex="FreeMono1" style:font-size-complex="18pt" style:font-weight-complex="normal"/>
    </style:style>
    <style:style style:name="T9" style:family="text">
      <style:text-properties fo:color="#000000" loext:opacity="100%" style:font-name="FreeMono1" fo:font-size="18pt" fo:background-color="#e1bee7" style:font-size-asian="18pt" style:font-name-complex="FreeMono1" style:font-size-complex="18pt"/>
    </style:style>
    <style:style style:name="T10" style:family="text">
      <style:text-properties fo:color="#ffcc80" loext:opacity="100%" style:font-name="FreeMono1" fo:font-size="18pt" fo:font-weight="bold" style:font-size-asian="18pt" style:font-weight-asian="bold" style:font-name-complex="FreeMono1" style:font-size-complex="18pt" style:font-weight-complex="bold"/>
    </style:style>
    <style:style style:name="T11" style:family="text">
      <style:text-properties fo:color="#000000" loext:opacity="100%" style:font-name="FreeMono1" fo:font-size="18pt" fo:background-color="#ffe0b2" style:font-size-asian="18pt" style:font-name-complex="FreeMono1" style:font-size-complex="18pt"/>
    </style:style>
    <style:style style:name="T12" style:family="text">
      <style:text-properties fo:color="#90caf9" loext:opacity="100%" style:font-name="FreeMono1" fo:font-size="18pt" fo:font-weight="bold" style:font-size-asian="18pt" style:font-name-complex="FreeMono1" style:font-size-complex="18pt" style:font-weight-complex="bold"/>
    </style:style>
    <style:style style:name="T13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900" style:letter-kerning="true" fo:background-color="#e1bee7" style:font-size-asian="18pt" style:font-style-asian="normal" style:font-weight-asian="900" style:font-name-complex="FreeMono1" style:font-size-complex="18pt" style:font-style-complex="normal" style:font-weight-complex="900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900" style:letter-kerning="true" style:font-size-asian="18pt" style:font-style-asian="normal" style:font-weight-asian="900" style:font-name-complex="FreeMono1" style:font-size-complex="18pt" style:font-style-complex="normal" style:font-weight-complex="900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FreeMono1" fo:font-size="18pt" fo:background-color="#bbdefb" style:font-size-asian="18pt" style:font-name-complex="FreeMono1" style:font-size-complex="18pt"/>
    </style:style>
    <style:style style:name="T16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fo:background-color="#e1bee7" style:font-size-asian="18pt" style:font-style-asian="normal" style:font-weight-asian="900" style:font-name-complex="Free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size-asian="18pt" style:font-style-asian="normal" style:font-weight-asian="900" style:font-name-complex="Free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loext:opacity="100%" style:font-name="FreeMono1" fo:font-size="18pt" fo:font-weight="bold" fo:background-color="#ffe0b2" style:font-size-asian="18pt" style:font-name-complex="FreeMono1" style:font-size-complex="18pt" style:font-weight-complex="bold"/>
    </style:style>
    <style:style style:name="T19" style:family="text">
      <style:text-properties fo:color="#000000" loext:opacity="100%" style:font-name="FreeMono1" fo:font-size="18pt" fo:font-weight="bold" style:font-size-asian="18pt" style:font-name-complex="FreeMono1" style:font-size-complex="18pt" style:font-weight-complex="bold"/>
    </style:style>
    <style:style style:name="T20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fo:background-color="#ffe0b2" style:font-size-asian="18pt" style:font-style-asian="normal" style:font-weight-asian="900" style:font-name-complex="Free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loext:opacity="100%" style:font-name="FreeMono1" fo:font-size="18pt" fo:font-weight="bold" fo:background-color="#bbdefb" style:font-size-asian="18pt" style:font-name-complex="FreeMono1" style:font-size-complex="18pt" style:font-weight-complex="bold"/>
    </style:style>
    <style:style style:name="T22" style:family="text">
      <style:text-properties fo:color="#ffcc80" loext:opacity="100%" style:font-name="FreeMono1" fo:font-size="18pt" fo:font-weight="bold" style:font-size-asian="18pt" style:font-name-complex="FreeMono1" style:font-size-complex="18pt" style:font-weight-complex="bold"/>
    </style:style>
    <style:style style:name="T23" style:family="text">
      <style:text-properties fo:color="#ce93d8" loext:opacity="100%" style:font-name="FreeMono1" fo:font-size="18pt" fo:font-weight="bold" style:font-size-asian="18pt" style:font-weight-asian="normal" style:font-name-complex="FreeMono1" style:font-size-complex="18pt" style:font-weight-complex="bold"/>
    </style:style>
    <style:style style:name="T24" style:family="text">
      <style:text-properties fo:color="#c62828" loext:opacity="100%"/>
    </style:style>
    <style:style style:name="T25" style:family="text">
      <style:text-properties fo:color="#000000" loext:opacity="100%" style:font-name="FreeMono1" fo:font-size="18pt" fo:background-color="#000000" style:font-size-asian="18pt" style:font-name-complex="FreeMono1" style:font-size-complex="18pt"/>
    </style:style>
    <style:style style:name="T26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900" style:letter-kerning="true" fo:background-color="#000000" style:font-size-asian="18pt" style:font-style-asian="normal" style:font-weight-asian="900" style:font-name-complex="FreeMono1" style:font-size-complex="18pt" style:font-style-complex="normal" style:font-weight-complex="900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fo:background-color="#000000" style:font-size-asian="18pt" style:font-style-asian="normal" style:font-weight-asian="900" style:font-name-complex="Free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loext:opacity="100%" style:font-name="FreeMono1" fo:font-size="18pt" fo:font-weight="bold" style:font-size-asian="18pt" style:font-weight-asian="bold" style:font-name-complex="FreeMono1" style:font-size-complex="18pt" style:font-weight-complex="bold"/>
    </style:style>
    <style:style style:name="T29" style:family="text">
      <style:text-properties fo:color="#000000" loext:opacity="100%" style:text-line-through-style="solid" style:text-line-through-type="single" style:font-name="FreeMono1" fo:font-size="18pt" fo:font-weight="normal" fo:background-color="#000000" style:font-size-asian="18pt" style:font-weight-asian="normal" style:font-name-complex="FreeMono1" style:font-size-complex="18pt" style:font-weight-complex="normal"/>
    </style:style>
    <style:style style:name="T30" style:family="text">
      <style:text-properties fo:color="#c62828" loext:opacity="100%" style:text-underline-style="solid" style:text-underline-width="auto" style:text-underline-color="font-color"/>
    </style:style>
    <style:style style:name="T31" style:family="text">
      <style:text-properties fo:color="#000000" loext:opacity="100%" style:text-line-through-style="solid" style:text-line-through-type="single" style:font-name="FreeMono1" fo:font-size="18pt" fo:font-weight="normal" style:font-size-asian="18pt" style:font-weight-asian="normal" style:font-name-complex="FreeMono1" style:font-size-complex="18pt" style:font-weight-complex="normal"/>
    </style:style>
    <style:style style:name="T32" style:family="text">
      <style:text-properties fo:color="#000000" loext:opacity="100%" style:text-line-through-style="none" style:text-line-through-type="none" style:font-name="FreeMono1" fo:font-size="18pt" fo:font-weight="normal" style:font-size-asian="18pt" style:font-weight-asian="normal" style:font-name-complex="FreeMono1" style:font-size-complex="18pt" style:font-weight-complex="normal"/>
    </style:style>
    <style:style style:name="T33" style:family="text">
      <style:text-properties fo:color="#c62828" loext:opacity="100%" fo:font-style="italic" style:font-style-asian="italic" style:font-style-complex="italic"/>
    </style:style>
    <style:style style:name="T34" style:family="text">
      <style:text-properties fo:color="#c62828" loext:opacity="100%" fo:font-style="normal" style:font-style-asian="normal" style:font-style-complex="normal"/>
    </style:style>
    <style:style style:name="T35" style:family="text">
      <style:text-properties fo:color="#000000" loext:opacity="100%" style:font-name="FreeMono1" fo:font-size="18pt" fo:font-weight="bold" fo:background-color="#000000" style:font-size-asian="18pt" style:font-name-complex="FreeMono1" style:font-size-complex="18pt" style:font-weight-complex="bold"/>
    </style:style>
    <style:style style:name="T36" style:family="text">
      <style:text-properties fo:color="#c62828" loext:opacity="100%" style:text-outline="false" style:text-line-through-style="none" style:text-line-through-type="none" style:font-name="Noto Sans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ce93d8" loext:opacity="100%" style:font-name="FreeMono1" fo:font-size="18pt" fo:font-weight="bold" style:font-size-asian="18pt" style:font-weight-asian="bold" style:font-name-complex="FreeMono1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Reading Pseudocode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By Milo Robert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cenario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immy wants to drive his parents’ car.</text:p>
                <text:p/>
              </text:list-item>
              <text:list-item>
                <text:p>What will his parents’ response be?</text:p>
                <text:p/>
              </text:list-item>
              <text:list-item>
                <text:p>We’ll read pseudocode to find out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Setup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We will use the following variables.</text:p>
                <text:list>
                  <text:list-header>
                    <text:p/>
                  </text:list-header>
                  <text:list-item>
                    <text:p>age<text:tab/><text:tab/><text:tab/><text:tab/><text:tab/>(Jimmy’s age)</text:p>
                  </text:list-item>
                  <text:list-item>
                    <text:p>driving <text:tab/><text:tab/><text:tab/><text:tab/>(How well or poorly Jimmy drives)</text:p>
                  </text:list-item>
                  <text:list-item>
                    <text:p>policePresence<text:tab/><text:tab/>(Whether the police are watching)</text:p>
                  </text:list-item>
                  <text:list-item>
                    <text:p>message<text:tab/><text:tab/><text:tab/><text:tab/>(A message from Jimmy’s parents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2">initialize variable age = 16</text:span></text:p>
            <text:p text:style-name="P6"><text:span text:style-name="T3">initialize variable driving = </text:span><text:span text:style-name="T4">“</text:span><text:span text:style-name="T3">reckless</text:span><text:span text:style-name="T5">“</text:span></text:p>
            <text:p text:style-name="P5"><text:span text:style-name="T2">initialize variable policePresence = false</text:span></text:p>
            <text:p text:style-name="P5"><text:span text:style-name="T2">initialize variable message = ““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8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8">message = “You can go to driving school.”</text:span></text:p>
            <text:p text:style-name="P6"><text:span text:style-name="T23">END IF</text:span></text:p>
            <text:p text:style-name="P6"><text:span text:style-name="T23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For the sake of legibility, let’s shorten this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2">age = 16</text:span></text:p>
            <text:p text:style-name="P6"><text:span text:style-name="T3">driving = </text:span><text:span text:style-name="T4">“</text:span><text:span text:style-name="T3">reckless</text:span><text:span text:style-name="T5">“</text:span></text:p>
            <text:p text:style-name="P5"><text:span text:style-name="T2">policePresence = false</text:span></text:p>
            <text:p text:style-name="P5"><text:span text:style-name="T2">message = ““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8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8">message = “You can go to driving school.”</text:span></text:p>
            <text:p text:style-name="P6"><text:span text:style-name="T23">END IF</text:span></text:p>
            <text:p text:style-name="P6"><text:span text:style-name="T23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...to this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5"><text:span text:style-name="T5">message = ““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8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8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First, let’s look at the three conditional constructs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5"><text:span text:style-name="T5">message = ““</text:span></text:p>
            <text:p text:style-name="P5"><text:span text:style-name="T5"/></text:p>
            <text:p text:style-name="P5"><text:span text:style-name="T19">IF</text:span><text:span text:style-name="T7"> </text:span><text:span text:style-name="T8">age &lt; 15.75</text:span></text:p>
            <text:p text:style-name="P5"><text:span text:style-name="T25"><text:s/></text:span><text:span text:style-name="T7"><text:s/></text:span><text:span text:style-name="T8">message = “You can’t drive yet.”</text:span></text:p>
            <text:p text:style-name="P5"><text:span text:style-name="T19">ELSE IF</text:span><text:span text:style-name="T7"> </text:span><text:span text:style-name="T8">age &gt;= 16</text:span></text:p>
            <text:p text:style-name="P5"><text:span text:style-name="T25"><text:s/></text:span><text:span text:style-name="T7"><text:s/></text:span><text:span text:style-name="T8">message = “You can drive the car.”</text:span></text:p>
            <text:p text:style-name="P5"><text:span text:style-name="T25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25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26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27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27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27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25"><text:s/></text:span><text:span text:style-name="T7"><text:s/></text:span><text:span text:style-name="T22">END IF</text:span></text:p>
            <text:p text:style-name="P6"><text:span text:style-name="T19">ELSE</text:span></text:p>
            <text:p text:style-name="P5"><text:span text:style-name="T25"><text:s/></text:span><text:span text:style-name="T7"><text:s/></text:span><text:span text:style-name="T8">message = “You can go to driving school.”</text:span></text:p>
            <text:p text:style-name="P6"><text:span text:style-name="T19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Here’s one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5"><text:span text:style-name="T5">message = ““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8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28">IF</text:span><text:span text:style-name="T7"> </text:span><text:span text:style-name="T8">driving = “reckless”</text:span></text:p>
            <text:p text:style-name="P5"><text:span text:style-name="T13"><text:s/></text:span><text:span text:style-name="T14"><text:s/></text:span><text:span text:style-name="T25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26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27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7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27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19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8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Here’s another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5"><text:span text:style-name="T5">message = ““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8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9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2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9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7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9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8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And here’s a third conditional construct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5"><text:span text:style-name="T5">message = ““</text:span></text:p>
            <text:p text:style-name="P5"><text:span text:style-name="T5"/></text:p>
            <text:p text:style-name="P5"><text:span text:style-name="T6">IF</text:span><text:span text:style-name="T7"> </text:span><text:span text:style-name="T28">age &lt; 15.75</text:span></text:p>
            <text:p text:style-name="P5"><text:span text:style-name="T9"><text:s/></text:span><text:span text:style-name="T7"><text:s/></text:span><text:span text:style-name="T8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8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Starting from the top, </text:span></text:p>
            <text:p><text:span text:style-name="T24">check the condition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2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5"><text:span text:style-name="T5">message = ““</text:span></text:p>
            <text:p text:style-name="P5"><text:span text:style-name="T5"/></text:p>
            <text:p text:style-name="P5"><text:span text:style-name="T6">IF</text:span><text:span text:style-name="T7"> </text:span><text:span text:style-name="T28">age &lt; 15.75</text:span></text:p>
            <text:p text:style-name="P5"><text:span text:style-name="T9"><text:s/></text:span><text:span text:style-name="T7"><text:s/></text:span><text:span text:style-name="T8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8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age &lt; 15.75 evaluates to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5"><text:span text:style-name="T5">message = ““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 </text:span><text:span text:style-name="T28">FALSE</text:span></text:p>
            <text:p text:style-name="P5"><text:span text:style-name="T9"><text:s/></text:span><text:span text:style-name="T7"><text:s/></text:span><text:span text:style-name="T8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8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...false, so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5"><text:span text:style-name="T5">message = ““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 </text:span><text:span text:style-name="T28">FALSE</text:span></text:p>
            <text:p text:style-name="P5"><text:span text:style-name="T9"><text:s/></text:span><text:span text:style-name="T7"><text:s/></text:span><text:span text:style-name="T29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8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...this code </text:span><text:span text:style-name="T30">won’t</text:span><text:span text:style-name="T24"> run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5"><text:span text:style-name="T5">message = ““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2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8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Check the condition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2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5"><text:span text:style-name="T5">message = ““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2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8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age &gt;= 16 evaluates to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5"><text:span text:style-name="T5">message = ““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 </text:span><text:span text:style-name="T28">TRUE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2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...true, so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5"><text:span text:style-name="T5">message = ““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 </text:span><text:span text:style-name="T28">TRUE</text:span></text:p>
            <text:p text:style-name="P5"><text:span text:style-name="T25"><text:s/></text:span><text:span text:style-name="T7"><text:s/></text:span><text:span text:style-name="T8">message = “You can drive the car.”</text:span></text:p>
            <text:p text:style-name="P5"><text:span text:style-name="T25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25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26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27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27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27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25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2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...this code </text:span><text:span text:style-name="T30">will</text:span><text:span text:style-name="T24"> run, and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5"><text:span text:style-name="T5">message = ““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 </text:span><text:span text:style-name="T28">TRUE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29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...this code </text:span><text:span text:style-name="T30">won’t</text:span><text:span text:style-name="T24"> run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5"><text:span text:style-name="T5">message = ““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2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Next, we must assign a new value to </text:span><text:span text:style-name="T33">message</text:span><text:span text:style-name="T24">, so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6"><text:span text:style-name="T3">message = </text:span><text:span text:style-name="T28">“You can drive the car.”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2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...the variable </text:span><text:span text:style-name="T33">message</text:span><text:span text:style-name="T34"> gets</text:span><text:span text:style-name="T24"> updated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5"><text:span text:style-name="T5">driving = “reckless“</text:span></text:p>
            <text:p text:style-name="P5"><text:span text:style-name="T5">policePresence = false</text:span></text:p>
            <text:p text:style-name="P6"><text:span text:style-name="T4">message = </text:span><text:span text:style-name="T8">“You can drive the car.”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2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Check the condition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3">driving = “reckless</text:span><text:span text:style-name="T5">“</text:span></text:p>
            <text:p text:style-name="P5"><text:span text:style-name="T5">policePresence = false</text:span></text:p>
            <text:p text:style-name="P6"><text:span text:style-name="T4">message = </text:span><text:span text:style-name="T8">“You can drive the car.”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2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driving = “reckless“ evaluates to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6"><text:span text:style-name="T4">message = </text:span><text:span text:style-name="T8">“You can drive the car.”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text:span text:style-name="T28"> TRUE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...true, so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6"><text:span text:style-name="T4">message = </text:span><text:span text:style-name="T8">“You can drive the car.”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text:span text:style-name="T28"> TRUE</text:span></text:p>
            <text:p text:style-name="P5"><text:span text:style-name="T9"><text:s/></text:span><text:span text:style-name="T7"><text:s/></text:span><text:span text:style-name="T25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26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27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7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27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...this code </text:span><text:span text:style-name="T30">will</text:span><text:span text:style-name="T24"> run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6"><text:span text:style-name="T4">message = </text:span><text:span text:style-name="T8">“You can drive the car.”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2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Check the condition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2">policePresence = false</text:span></text:p>
            <text:p text:style-name="P6"><text:span text:style-name="T4">message = </text:span><text:span text:style-name="T8">“You can drive the car.”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2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policePresence = true evaluates to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6"><text:span text:style-name="T4">message = </text:span><text:span text:style-name="T8">“You can drive the car.”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 </text:span><text:span text:style-name="T28">FALS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8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...false, so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6"><text:span text:style-name="T4">message = </text:span><text:span text:style-name="T8">“You can drive the car.”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 </text:span><text:span text:style-name="T28">FALS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29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...this code </text:span><text:span text:style-name="T30">won’t</text:span><text:span text:style-name="T24"> run, and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6"><text:span text:style-name="T4">message = </text:span><text:span text:style-name="T8">“You can drive the car.”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 </text:span><text:span text:style-name="T28">FALS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31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35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...this code </text:span><text:span text:style-name="T30">will</text:span><text:span text:style-name="T24"> run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6"><text:span text:style-name="T4">message = </text:span><text:span text:style-name="T8">“You can drive the car.”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31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2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Next, we must assign a new value to </text:span><text:span text:style-name="T33">message</text:span><text:span text:style-name="T24">, so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6"><text:span text:style-name="T28">message = “You must drive more carefully.”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31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2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… </text:span><text:span text:style-name="T24">the variable </text:span><text:span text:style-name="T33">message</text:span><text:span text:style-name="T34"> gets</text:span><text:span text:style-name="T24"> updated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6"><text:span text:style-name="T8">message = “You must drive more carefully.”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31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9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The blue conditional construct has ended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6"><text:span text:style-name="T8">message = “You must drive more carefully.”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31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19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36">The orange </text:span><text:span text:style-name="T24">conditional construct has ended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79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6"><text:span text:style-name="T8">message = “You must drive more carefully.”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31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5"><text:span text:style-name="T28">END IF</text:span></text:p>
            <text:p text:style-name="P6"><text:span text:style-name="T37"/></text:p>
            <text:p text:style-name="P6"><text:span text:style-name="T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36">The purple </text:span><text:span text:style-name="T24">conditional construct has ended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3.336cm" svg:x="1.397cm" svg:y="1.18cm" presentation:class="subtitle" presentation:user-transformed="true">
          <draw:text-box>
            <text:p text:style-name="P5"><text:span text:style-name="T5">age = 16</text:span></text:p>
            <text:p text:style-name="P6"><text:span text:style-name="T4">driving = “reckless</text:span><text:span text:style-name="T5">“</text:span></text:p>
            <text:p text:style-name="P5"><text:span text:style-name="T5">policePresence = false</text:span></text:p>
            <text:p text:style-name="P6"><text:span text:style-name="T28">message = “You must drive more carefully.”</text:span></text:p>
            <text:p text:style-name="P5"><text:span text:style-name="T5"/></text:p>
            <text:p text:style-name="P5"><text:span text:style-name="T6">IF</text:span><text:span text:style-name="T7"> </text:span><text:span text:style-name="T8">age &lt; 15.75</text:span></text:p>
            <text:p text:style-name="P5"><text:span text:style-name="T9"><text:s/></text:span><text:span text:style-name="T7"><text:s/></text:span><text:span text:style-name="T31">message = “You can’t drive yet.”</text:span></text:p>
            <text:p text:style-name="P5"><text:span text:style-name="T6">ELSE IF</text:span><text:span text:style-name="T7"> </text:span><text:span text:style-name="T8">age &gt;= 16</text:span></text:p>
            <text:p text:style-name="P5"><text:span text:style-name="T9"><text:s/></text:span><text:span text:style-name="T7"><text:s/></text:span><text:span text:style-name="T8">message = “You can drive the car.”</text:span></text:p>
            <text:p text:style-name="P5"><text:span text:style-name="T9"><text:s/></text:span><text:span text:style-name="T7"><text:s/></text:span><text:span text:style-name="T10">IF</text:span><text:span text:style-name="T7"> </text:span><text:span text:style-name="T8">driving = “reckless”</text:span></text:p>
            <text:p text:style-name="P5"><text:span text:style-name="T9"><text:s/></text:span><text:span text:style-name="T7"><text:s/></text:span><text:span text:style-name="T11"><text:s/></text:span><text:span text:style-name="T7"><text:s/></text:span><text:span text:style-name="T12">IF</text:span><text:span text:style-name="T7"> </text:span><text:span text:style-name="T8">policePresence = true</text:span></text:p>
            <text:p text:style-name="P5"><text:span text:style-name="T13"><text:s/></text:span><text:span text:style-name="T14"><text:s/></text:span><text:span text:style-name="T11"><text:s/></text:span><text:span text:style-name="T7"><text:s/></text:span><text:span text:style-name="T15"><text:s/></text:span><text:span text:style-name="T7"><text:s/></text:span><text:span text:style-name="T31">message = “You can’t drive the car anymore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LSE</text:span></text:p>
            <text:p text:style-name="P5"><text:span text:style-name="T16"><text:s/></text:span><text:span text:style-name="T17"><text:s/></text:span><text:span text:style-name="T20"><text:s/></text:span><text:span text:style-name="T17"><text:s/></text:span><text:span text:style-name="T21"><text:s/></text:span><text:span text:style-name="T7"><text:s/></text:span><text:span text:style-name="T8">message = “You must drive more carefully.”</text:span></text:p>
            <text:p text:style-name="P5"><text:span text:style-name="T16"><text:s/></text:span><text:span text:style-name="T17"><text:s/></text:span><text:span text:style-name="T18"><text:s/></text:span><text:span text:style-name="T19"><text:s/></text:span><text:span text:style-name="T12">END IF</text:span></text:p>
            <text:p text:style-name="P5"><text:span text:style-name="T9"><text:s/></text:span><text:span text:style-name="T7"><text:s/></text:span><text:span text:style-name="T22">END IF</text:span></text:p>
            <text:p text:style-name="P6"><text:span text:style-name="T6">ELSE</text:span></text:p>
            <text:p text:style-name="P5"><text:span text:style-name="T9"><text:s/></text:span><text:span text:style-name="T7"><text:s/></text:span><text:span text:style-name="T31">message = “You can go to driving school.”</text:span></text:p>
            <text:p text:style-name="P6"><text:span text:style-name="T6">END IF</text:span></text:p>
            <text:p text:style-name="P6"><text:span text:style-name="T6"/></text:p>
            <text:p text:style-name="P6"><text:span text:style-name="T28">output message</text:span></text:p>
          </draw:text-box>
        </draw:frame>
        <draw:frame draw:style-name="gr2" draw:text-style-name="P8" draw:layer="layout" svg:width="8.89cm" svg:height="5.08cm" svg:x="18.415cm" svg:y="1.27cm">
          <draw:text-box>
            <text:p><text:span text:style-name="T24">Display the message, “You must drive more carefully.“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FreeMono" svg:font-family="FreeMono" style:font-adornments="Negra" style:font-family-generic="modern" style:font-pitch="fixed"/>
    <style:font-face style:name="FreeMono1" svg:font-family="FreeMono" style:font-family-generic="modern" style:font-pitch="fixed"/>
    <style:font-face style:name="FreeMono2" svg:font-family="FreeMono" style:font-adornments="Negra" style:font-family-generic="modern" style:font-pitch="variable"/>
    <style:font-face style:name="FreeMono3" svg:font-family="FreeMon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Noto Sans4" svg:font-family="'Noto Sans'" style:font-adornments="Ligera" style:font-pitch="variable"/>
    <style:font-face style:name="Noto Sans5" svg:font-family="'Noto Sans'" style:font-adornments="Negra" style:font-pitch="variable"/>
    <style:font-face style:name="Noto Sans6" svg:font-family="'Noto Sans'" style:font-adornments="Negr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4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5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4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30T13:14:51.004047889</meta:creation-date>
    <meta:editing-duration>PT1H48M45S</meta:editing-duration>
    <meta:editing-cycles>24</meta:editing-cycles>
    <meta:generator>LibreOffice/7.3.7.2$Linux_X86_64 LibreOffice_project/30$Build-2</meta:generator>
    <dc:title>Vivid</dc:title>
    <dc:date>2023-11-06T14:30:54.605616891</dc:date>
    <meta:document-statistic meta:object-count="196"/>
  </office:meta>
</office:document-meta>
</file>